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officeooo:rsid="0012373f" officeooo:paragraph-rsid="0012373f"/>
    </style:style>
    <style:style style:name="P2" style:family="paragraph" style:parent-style-name="Text_20_body" style:list-style-name="L1">
      <style:text-properties officeooo:rsid="0012373f" officeooo:paragraph-rsid="002e8153"/>
    </style:style>
    <style:style style:name="P3" style:family="paragraph" style:parent-style-name="Text_20_body" style:list-style-name="L1">
      <style:text-properties officeooo:rsid="001be50d" officeooo:paragraph-rsid="002e880a"/>
    </style:style>
    <style:style style:name="P4" style:family="paragraph" style:parent-style-name="Text_20_body" style:list-style-name="L1">
      <style:text-properties officeooo:rsid="00163f43" officeooo:paragraph-rsid="002946ab"/>
    </style:style>
    <style:style style:name="P5" style:family="paragraph" style:parent-style-name="Text_20_body" style:list-style-name="L1">
      <style:text-properties officeooo:rsid="001c641d" officeooo:paragraph-rsid="002946ab"/>
    </style:style>
    <style:style style:name="P6" style:family="paragraph" style:parent-style-name="Text_20_body" style:list-style-name="L1">
      <style:text-properties officeooo:rsid="0012cc26" officeooo:paragraph-rsid="002946ab"/>
    </style:style>
    <style:style style:name="P7" style:family="paragraph" style:parent-style-name="Text_20_body" style:list-style-name="L1">
      <style:text-properties officeooo:rsid="0014663a" officeooo:paragraph-rsid="0030f8c4"/>
    </style:style>
    <style:style style:name="P8" style:family="paragraph" style:parent-style-name="Text_20_body" style:list-style-name="L1">
      <style:text-properties officeooo:rsid="0018e1e6" officeooo:paragraph-rsid="0018e1e6"/>
    </style:style>
    <style:style style:name="P9" style:family="paragraph" style:parent-style-name="Text_20_body" style:list-style-name="L1">
      <style:text-properties officeooo:rsid="00362349" officeooo:paragraph-rsid="00362349"/>
    </style:style>
    <style:style style:name="T1" style:family="text">
      <style:text-properties officeooo:rsid="001bff50"/>
    </style:style>
    <style:style style:name="T2" style:family="text">
      <style:text-properties officeooo:rsid="001c641d"/>
    </style:style>
    <style:style style:name="T3" style:family="text">
      <style:text-properties officeooo:rsid="0020d349"/>
    </style:style>
    <style:style style:name="T4" style:family="text">
      <style:text-properties officeooo:rsid="0023664d"/>
    </style:style>
    <style:style style:name="T5" style:family="text">
      <style:text-properties officeooo:rsid="002493ff"/>
    </style:style>
    <style:style style:name="T6" style:family="text">
      <style:text-properties officeooo:rsid="00254b0e"/>
    </style:style>
    <style:style style:name="T7" style:family="text">
      <style:text-properties officeooo:rsid="00270f4a"/>
    </style:style>
    <style:style style:name="T8" style:family="text">
      <style:text-properties officeooo:rsid="002f3319"/>
    </style:style>
    <style:style style:name="T9" style:family="text">
      <style:text-properties officeooo:rsid="0030f8c4"/>
    </style:style>
    <style:style style:name="T10" style:family="text">
      <style:text-properties officeooo:rsid="00324253"/>
    </style:style>
    <style:style style:name="T11" style:family="text">
      <style:text-properties officeooo:rsid="003330b9"/>
    </style:style>
    <style:style style:name="T12" style:family="text">
      <style:text-properties officeooo:rsid="00349a07"/>
    </style:style>
    <style:style style:name="T13" style:family="text">
      <style:text-properties officeooo:rsid="00374247"/>
    </style:style>
    <style:style style:name="T14" style:family="text">
      <style:text-properties officeooo:rsid="00392db6"/>
    </style:style>
    <style:style style:name="T15" style:family="text">
      <style:text-properties officeooo:rsid="003bd57c"/>
    </style:style>
    <style:style style:name="T16" style:family="text">
      <style:text-properties officeooo:rsid="003edde5"/>
    </style:style>
    <style:style style:name="T17" style:family="text">
      <style:text-properties officeooo:rsid="003ee99c"/>
    </style:style>
    <style:style style:name="T18" style:family="text">
      <style:text-properties officeooo:rsid="0041f6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rföldkövek</text:p>
      <text:list xml:id="list442580725" text:style-name="L1">
        <text:list-item>
          <text:p text:style-name="P4"><text:span text:style-name="T9">Február 5.: A K keretrendszer formális szemantikájának a </text:span>Matching logic<text:span text:style-name="T6">nak</text:span> megismerése. <text:span text:style-name="T6">M</text:span>ás <text:span text:style-name="T6">formális </text:span>szemantikák <text:span text:style-name="T6">után való kutatás.</text:span></text:p>
        </text:list-item>
        <text:list-item>
          <text:p text:style-name="P7"><text:span text:style-name="T10">Február 19.: „Erlang nyelv konkurens résznyelvének szemantikája K keretrendszerben” fejezet egy része. Nagyvonalúan beszélni az e</text:span>rlang folyamatok<text:span text:style-name="T5">ról, a saját szemantikadefiníció kifejtése. Külön részt szentelni a definíció megfogalmazását segítő, és konzisztensen tartásáért felelős tesztekért.</text:span></text:p>
        </text:list-item>
        <text:list-item>
          <text:p text:style-name="P5"><text:span text:style-name="T11">Február 26</text:span>.: <text:s/>Külön fejezetet szentelve beszélni a Matching logicról, és összehasonlítani más formális szemantikákkal.</text:p>
        </text:list-item>
        <text:list-item>
          <text:p text:style-name="P6"><text:span text:style-name="T12">Március 12. : </text:span>Más erlang szemantik<text:span text:style-name="T5">adefiníciók utáni kutatás.</text:span></text:p>
        </text:list-item>
        <text:list-item>
          <text:p text:style-name="P9">Március <text:span text:style-name="T17">26</text:span>. : <text:span text:style-name="T13">Általam írt szemantikadefiníció összehasonlítása az előző mérföldkőben megismert más definíciókkal.</text:span></text:p>
        </text:list-item>
        <text:list-item>
          <text:p text:style-name="P2"><text:span text:style-name="T14">Április 9: </text:span>Verifikációs eszköz megismerése<text:span text:style-name="T4">. A példa programokhoz</text:span> programtulajdonságok megfogalmazása, <text:span text:style-name="T4">majd a verifyolása.</text:span></text:p>
        </text:list-item>
        <text:list-item>
          <text:p text:style-name="P3"><text:span text:style-name="T15">Április 23</text:span>: A Verifikációs részhez tartozó rész megírása a diplomamunkában, ami egy egész fejezetet ölel fel. Verifikációs eszköz bemutatása. A verifikációs programmal elért eredmények kifejtése, példa programok követelményei és az eszköz által elér eredmények. Illetve külső utalás, a követelmények helyességére.</text:p>
        </text:list-item>
        <text:list-item>
          <text:p text:style-name="P8"><text:span text:style-name="T3">Április 30: </text:span>Bevezetés <text:span text:style-name="T6">és Ö</text:span>sszefog<text:span text:style-name="T18">l</text:span>aló megírása <text:span text:style-name="T7">a diplomamunkában, tanulságok levonása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1:29:27.411772818</meta:creation-date>
    <dc:date>2018-01-28T18:57:49.986241032</dc:date>
    <meta:editing-duration>PT2H17M6S</meta:editing-duration>
    <meta:editing-cycles>45</meta:editing-cycles>
    <meta:generator>LibreOffice/5.4.4.2$Linux_X86_64 LibreOffice_project/40m0$Build-2</meta:generator>
    <meta:document-statistic meta:table-count="0" meta:image-count="0" meta:object-count="0" meta:page-count="1" meta:paragraph-count="9" meta:word-count="157" meta:character-count="1257" meta:non-whitespace-character-count="1115"/>
  </office:meta>
</office:document-meta>
</file>